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e6e64c" draw:textarea-horizontal-align="center" draw:textarea-vertical-align="middle"/>
    </style:style>
    <style:style style:name="gr6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ssign new Karma" draw:style-name="dp1" draw:master-page-name="Default">
        <draw:custom-shape draw:style-name="gr1" draw:text-style-name="P2" draw:id="id6" draw:layer="layout" svg:width="5.715cm" svg:height="1.27cm" svg:x="7.985cm" svg:y="2.27cm">
          <text:p text:style-name="P1"><text:span text:style-name="T1">New activit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5.715cm" svg:height="2.54cm" svg:x="7.985cm" svg:y="4.81cm">
          <text:p text:style-name="P1"><text:span text:style-name="T1">Karma Point </text:span></text:p>
          <text:p text:style-name="P1"><text:span text:style-name="T1">specified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3" draw:layer="layout" svg:width="1.192cm" svg:height="0.725cm" svg:x="5.523cm" svg:y="5.355cm">
          <draw:text-box>
            <text:p text:style-name="P3"><text:span text:style-name="T1">Yes</text:span></text:p>
          </draw:text-box>
        </draw:frame>
        <draw:frame draw:style-name="gr2" draw:text-style-name="P3" draw:layer="layout" svg:width="1.044cm" svg:height="0.725cm" svg:x="14.335cm" svg:y="5.355cm">
          <draw:text-box>
            <text:p text:style-name="P3"><text:span text:style-name="T1">No</text:span></text:p>
          </draw:text-box>
        </draw:frame>
        <draw:custom-shape draw:style-name="gr1" draw:text-style-name="P2" draw:id="id2" draw:layer="layout" svg:width="5.715cm" svg:height="2.54cm" svg:x="12.43cm" svg:y="9.255cm">
          <text:p text:style-name="P1"><text:span text:style-name="T1">Cmd code</text:span></text:p>
          <text:p text:style-name="P1"><text:span text:style-name="T1">specified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3" draw:layer="layout" svg:width="1.044cm" svg:height="0.725cm" svg:x="13.926cm" svg:y="12.43cm">
          <draw:text-box>
            <text:p text:style-name="P3"><text:span text:style-name="T1">No</text:span></text:p>
          </draw:text-box>
        </draw:frame>
        <draw:frame draw:style-name="gr2" draw:text-style-name="P3" draw:layer="layout" svg:width="1.192cm" svg:height="0.725cm" svg:x="10.603cm" svg:y="9.255cm">
          <draw:text-box>
            <text:p text:style-name="P3"><text:span text:style-name="T1">Yes</text:span></text:p>
          </draw:text-box>
        </draw:frame>
        <draw:connector draw:style-name="gr3" draw:text-style-name="P1" draw:layer="layout" svg:x1="13.698cm" svg:y1="6.079cm" svg:x2="15.286cm" svg:y2="9.255cm" draw:start-shape="id1" draw:start-glue-point="7" draw:end-shape="id2" draw:end-glue-point="4" svg:d="m13698 6079h1588v3176">
          <text:p/>
        </draw:connector>
        <draw:connector draw:style-name="gr3" draw:text-style-name="P1" draw:layer="layout" svg:x1="12.43cm" svg:y1="10.524cm" svg:x2="8.302cm" svg:y2="11.795cm" draw:start-shape="id2" draw:start-glue-point="5" draw:end-shape="id3" draw:end-glue-point="0" svg:d="m12430 10524h-4128v1271">
          <text:p/>
        </draw:connector>
        <draw:custom-shape draw:style-name="gr4" draw:text-style-name="P2" draw:id="id5" draw:layer="layout" svg:width="5.715cm" svg:height="1.905cm" svg:x="5.445cm" svg:y="18.145cm">
          <text:p text:style-name="P1"><text:span text:style-name="T1">END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4" draw:text-style-name="P2" draw:id="id4" draw:layer="layout" svg:width="5.715cm" svg:height="1.905cm" svg:x="5.445cm" svg:y="14.97cm">
          <text:p text:style-name="P1"><text:span text:style-name="T1">Point saved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1" draw:layer="layout" svg:x1="8.302cm" svg:y1="13.7cm" svg:x2="8.302cm" svg:y2="14.97cm" draw:start-shape="id3" draw:start-glue-point="2" draw:end-shape="id4" draw:end-glue-point="0" svg:d="m8302 13700v1270">
          <text:p/>
        </draw:connector>
        <draw:connector draw:style-name="gr5" draw:text-style-name="P1" draw:layer="layout" svg:x1="8.302cm" svg:y1="16.875cm" svg:x2="8.301cm" svg:y2="18.145cm" draw:start-shape="id4" draw:start-glue-point="2" draw:end-shape="id5" draw:end-glue-point="4" svg:d="m8302 16875v635h-1v635">
          <text:p/>
        </draw:connector>
        <draw:connector draw:style-name="gr5" draw:text-style-name="P1" draw:layer="layout" draw:line-skew="-1.404cm" svg:x1="7.985cm" svg:y1="6.079cm" svg:x2="5.445cm" svg:y2="15.922cm" draw:start-shape="id1" draw:start-glue-point="5" draw:end-shape="id4" svg:d="m7985 6079h-4445v9843h1905">
          <text:p/>
        </draw:connector>
        <draw:connector draw:style-name="gr5" draw:text-style-name="P1" draw:layer="layout" svg:x1="10.841cm" svg:y1="3.54cm" svg:x2="10.841cm" svg:y2="4.81cm" draw:start-shape="id6" draw:start-glue-point="6" draw:end-shape="id1" draw:end-glue-point="4" svg:d="m10841 3540v1270">
          <text:p/>
        </draw:connector>
        <draw:custom-shape draw:style-name="gr1" draw:text-style-name="P2" draw:id="id7" draw:layer="layout" svg:width="5.715cm" svg:height="1.905cm" svg:x="11.795cm" svg:y="14.97cm">
          <text:p text:style-name="P1"><text:span text:style-name="T1">Assign default point,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8.143cm" svg:y1="10.524cm" svg:x2="17.51cm" svg:y2="15.922cm" draw:start-shape="id2" draw:start-glue-point="7" draw:end-shape="id7" svg:d="m18143 10524h501v5398h-1134">
          <text:p/>
        </draw:connector>
        <draw:connector draw:style-name="gr5" draw:text-style-name="P1" draw:layer="layout" svg:x1="11.795cm" svg:y1="15.922cm" svg:x2="11.16cm" svg:y2="15.922cm" draw:start-shape="id7" draw:start-glue-point="5" draw:end-shape="id4" draw:end-glue-point="1" svg:d="m11795 15922h-635">
          <text:p/>
        </draw:connector>
        <draw:custom-shape draw:style-name="gr6" draw:text-style-name="P1" draw:id="id3" draw:layer="layout" svg:width="5.715cm" svg:height="1.905cm" svg:x="5.445cm" svg:y="11.795cm">
          <text:p text:style-name="P1"><text:span text:style-name="T1">Query points </text:span></text:p>
          <text:p text:style-name="P1"><text:span text:style-name="T1">from plugi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MY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zrul Rahim</meta:initial-creator>
    <meta:creation-date>2008-10-15T15:36:43.94</meta:creation-date>
    <dc:date>2008-10-15T15:53:46.04</dc:date>
    <dc:creator>Azrul Rahim</dc:creator>
    <meta:editing-duration>PT00H17M01S</meta:editing-duration>
    <meta:editing-cycles>3</meta:editing-cycles>
    <meta:generator>OpenOffice.org/3.0$Win32 OpenOffice.org_project/300m9$Build-9358</meta:generator>
    <meta:document-statistic meta:object-count="19"/>
  </office:meta>
</office:document-meta>
</file>